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</text:span></text:p>
      <text:p text:style-name="P1"><text:span text:style-name="T1"><text:tab/><text:tab/><text:tab/><text:tab/>Destructors in Python</text:span></text:p>
      <text:p text:style-name="P1"><text:span text:style-name="T1"><text:tab/><text:tab/><text:tab/><text:tab/> <text:s text:c="3"/>and </text:span></text:p>
      <text:p text:style-name="P1"><text:span text:style-name="T1"><text:tab/><text:tab/><text:tab/><text:tab/>Garbage Collector</text:span></text:p>
      <text:p text:style-name="P1"><text:span text:style-name="T1"><text:tab/><text:tab/>======================================</text:span></text:p>
      <text:p text:style-name="P1"><text:span text:style-name="T1">=&gt;We know that Garbage Collector is one of the in-built program in python, which is running behind of every python program and whose is role is to collect un-used memory space and it improves the performnace of python based applications.</text:span></text:p>
      <text:p text:style-name="P1"><text:span text:style-name="T1">=&gt;Every Garbage Collector Program is internally <text:s text:c="2"/>calling its Own Destructor Functions.</text:span></text:p>
      <text:p text:style-name="P1"><text:span text:style-name="T1">=&gt;The destructor function <text:s/>name in python is <text:s text:c="2"/>def <text:s/>__del__(self).</text:span></text:p>
      <text:p text:style-name="P1"><text:span text:style-name="T1">=&gt;By default ,The destructor always called by Garbage Collector <text:s/>when the program execution completed <text:s/>for de-allocating the memory space of objects which are used in that program. Where as constructor called By PVM implicitly when object is created for initlizing the object.</text:span></text:p>
      <text:p text:style-name="P2"/>
      <text:p text:style-name="P1"><text:span text:style-name="T1">=&gt;When the program execution is completed, GC calls its own destructor to de-allocate the memory space of objects present in program and it is called automatic Garbage Collection.</text:span></text:p>
      <text:p text:style-name="P2"/>
      <text:p text:style-name="P1"><text:span text:style-name="T1">=&gt;Hence , We have THREE programming <text:s/>conditions for calling GC <text:s/>and <text:s/>to make the garbage collector to call destructor Function.</text:span></text:p>
      <text:p text:style-name="P2"/>
      <text:p text:style-name="P1"><text:span text:style-name="T1">a) By default (or) automatically <text:s/>GC calls destructor, when the program execution </text:span></text:p>
      <text:p text:style-name="P1"><text:span text:style-name="T1"><text:s text:c="3"/>completed.</text:span></text:p>
      <text:p text:style-name="P1"><text:span text:style-name="T1">b) Make the object reference as None <text:s/>for calling Forcefull Garbage Collection</text:span></text:p>
      <text:p text:style-name="P1"><text:span text:style-name="T1"><text:tab/><text:tab/><text:tab/><text:tab/>Syntax : <text:s text:c="2"/>objname=None</text:span></text:p>
      <text:p text:style-name="P1"><text:span text:style-name="T1">c) delete the object by using del operator <text:s/>for calling Forcefull Garbage Collection</text:span></text:p>
      <text:p text:style-name="P1"><text:span text:style-name="T1"><text:tab/><text:tab/><text:tab/><text:tab/><text:tab/>Syntax:- <text:s text:c="2"/>del <text:s/>objname</text:span></text:p>
      <text:p text:style-name="P2"/>
      <text:p text:style-name="P1"><text:span text:style-name="T1">-----------------</text:span></text:p>
      <text:p text:style-name="P1"><text:span text:style-name="T1">=&gt;Syntax:</text:span></text:p>
      <text:p text:style-name="P1"><text:span text:style-name="T1">-----------------</text:span></text:p>
      <text:p text:style-name="P1"><text:span text:style-name="T1"><text:tab/><text:tab/>def <text:s text:c="6"/>__del__(self):</text:span></text:p>
      <text:p text:style-name="P1"><text:soft-page-break/><text:span text:style-name="T1"><text:tab/><text:tab/> <text:s text:c="10"/>-----------------------</text:span></text:p>
      <text:p text:style-name="P1"><text:span text:style-name="T1"><text:tab/><text:tab/><text:tab/> <text:s text:c="2"/>-----------------------</text:span></text:p>
      <text:p text:style-name="P1"><text:span text:style-name="T1">=&gt;No Need to write destructor in class of Python bcoz GC contains its own Destructor </text:span></text:p>
      <text:p text:style-name="P1"><text:span text:style-name="T1">=======================================================================</text:span></text:p>
      <text:p text:style-name="P1"><text:span text:style-name="T1"><text:tab/><text:tab/><text:tab/><text:tab/>Garbage Collector</text:span></text:p>
      <text:p text:style-name="P1"><text:span text:style-name="T1">---------------------------------------------------------------------------------------------------------------------------</text:span></text:p>
      <text:p text:style-name="P1"><text:span text:style-name="T1">=&gt;Garbage Collector contains a pre-defined module called "gc"</text:span></text:p>
      <text:p text:style-name="P1"><text:span text:style-name="T1">=&gt;Here gc contains the following <text:s/>Functions.</text:span></text:p>
      <text:p text:style-name="P1"><text:span text:style-name="T1"><text:tab/><text:tab/><text:tab/></text:span></text:p>
      <text:p text:style-name="P1"><text:span text:style-name="T1"><text:tab/><text:tab/><text:tab/>1) isenabled()</text:span></text:p>
      <text:p text:style-name="P1"><text:span text:style-name="T1"><text:tab/><text:tab/><text:tab/>2) enable()</text:span></text:p>
      <text:p text:style-name="P1"><text:span text:style-name="T1"><text:tab/><text:tab/><text:tab/>3) disable()</text:span></text:p>
      <text:p text:style-name="P1"><text:span text:style-name="T1">=&gt;GC is not under control of Programmer but it always maintained and mangaged by OS </text:span></text:p>
      <text:p text:style-name="P1"><text:span text:style-name="T1"><text:s text:c="4"/>and PVM.</text:span></text:p>
      <text:p text:style-name="P1"><text:span text:style-name="T1">NOTE: Python Programmers need not to write destructor method / function and need not </text:span></text:p>
      <text:p text:style-name="P1"><text:span text:style-name="T1"><text:s text:c="12"/>to deal with Garbage Collection Process by using gc module bcoz PVM and OS takes care about Automatic Garbage Collection Process.</text:span></text:p>
      <text:p text:style-name="P1"><text:span text:style-name="T1">==============================x============================================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8" meta:word-count="301" meta:character-count="2407" meta:non-whitespace-character-count="2027"/>
    <meta:generator>LibreOfficeDev/6.0.5.2$Linux_X86_64 LibreOffice_project/</meta:generator>
  </office:meta>
</office:document-meta>
</file>